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25-05-12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24-07-01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23-08-02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21-06-07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20-07-1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19-10-28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19-06-11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18-09-1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17-06-15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16-07-06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15-07-06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14-06-17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13-05-08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12-05-30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11-08-29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10-10-1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10-05-26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9-12-17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9-08-24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9-05-07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8-12-12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8-09-10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8-06-12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8-03-27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7-08-10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7-06-05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7-04-26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7-02-27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7-01-03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6-10-24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6-08-25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6-06-07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6-04-21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6-02-22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5-12-29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5-11-08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5-10-28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5-08-12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5-06-0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5-04-20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4-12-22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4-10-18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4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3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2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2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2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2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2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1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1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1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0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0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0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200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1999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199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2</text:p>
          </table:table-cell>
          <table:table-cell office:value-type="string" calcext:value-type="string">
            <text:p>14N 10E 5CBDD2 (E-V2)</text:p>
          </table:table-cell>
          <table:table-cell office:value-type="string" calcext:value-type="string">
            <text:p>199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8" meta:object-count="0"/>
    <meta:user-defined meta:name="AppVersion">3.0</meta:user-defined>
  </office:meta>
</office:document-meta>
</file>